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193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1.2772in"/>
    </style:style>
    <style:style style:name="co4" style:family="table-column">
      <style:table-column-properties fo:break-before="auto" style:column-width="1.29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236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7" style:family="table-cell" style:parent-style-name="Default">
      <style:table-cell-properties fo:border-bottom="2.24pt solid #000000" fo:border-left="none" fo:border-right="none" fo:border-top="none" style:vertical-align="middle"/>
    </style:style>
    <style:style style:name="ce8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9" style:family="table-cell" style:parent-style-name="Default" style:data-style-name="N125">
      <style:table-cell-properties style:vertical-align="middle"/>
    </style:style>
    <style:style style:name="ce10" style:family="table-cell" style:parent-style-name="Default" style:data-style-name="N125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 style:data-style-name="N125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13" style:family="table-cell" style:parent-style-name="Default" style:data-style-name="N125">
      <style:table-cell-properties fo:border-bottom="0.74pt solid #000000" fo:background-color="#ffffa6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125">
      <style:table-cell-properties fo:border-bottom="0.74pt solid #000000" fo:background-color="#d4ea6b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125">
      <style:table-cell-properties fo:border-bottom="2.24pt solid #000000" fo:background-color="#ffffa6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5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7" style:family="table-cell" style:parent-style-name="Default" style:data-style-name="N125">
      <style:table-cell-properties fo:background-color="#d4ea6b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25">
      <style:table-cell-properties fo:border-bottom="2.24pt solid #000000" fo:background-color="#d4ea6b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9"/>
        <table:table-column table:style-name="co2" table:default-cell-style-name="ce9"/>
        <table:table-column table:style-name="co4" table:default-cell-style-name="ce9"/>
        <table:table-column table:style-name="co5" table:number-columns-repeated="1019" table:default-cell-style-name="ce4"/>
        <table:table-row table:style-name="ro1">
          <table:table-cell table:style-name="ce1" office:value-type="string" calcext:value-type="string" table:number-columns-spanned="5" table:number-rows-spanned="1">
            <text:p>Scoping the Next Tuna Assessment Platform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Select session I or II, based on your preference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string" calcext:value-type="string">
            <text:p>Time Zone</text:p>
          </table:table-cell>
          <table:table-cell table:style-name="ce8"/>
          <table:table-cell table:style-name="ce10" office:value-type="string" calcext:value-type="string">
            <text:p>Session I</text:p>
          </table:table-cell>
          <table:table-cell table:style-name="ce10"/>
          <table:table-cell table:style-name="ce10" office:value-type="string" calcext:value-type="string">
            <text:p>Session II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nolulu</text:p>
          </table:table-cell>
          <table:table-cell/>
          <table:table-cell table:style-name="ce11" office:value-type="date" office:date-value="2024-05-12T22:00:00" calcext:value-type="date">
            <text:p>Sun 12 May 22:00</text:p>
          </table:table-cell>
          <table:table-cell table:style-name="ce11"/>
          <table:table-cell table:style-name="ce17" office:value-type="date" office:date-value="2024-05-15T11:00:00" calcext:value-type="date">
            <text:p>Wed 15 May 11:00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Anchorage</text:p>
          </table:table-cell>
          <table:table-cell table:style-name="ce6"/>
          <table:table-cell table:style-name="ce12" office:value-type="date" office:date-value="2024-05-13" calcext:value-type="date">
            <text:p>Mon 13 May 00:00</text:p>
          </table:table-cell>
          <table:table-cell table:style-name="ce12"/>
          <table:table-cell table:style-name="ce14" office:value-type="date" office:date-value="2024-05-15T13:00:00" calcext:value-type="date">
            <text:p>Wed 15 May 13:00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San Diego, Seattle</text:p>
          </table:table-cell>
          <table:table-cell table:style-name="ce6"/>
          <table:table-cell table:style-name="ce12" office:value-type="date" office:date-value="2024-05-13T01:00:00" calcext:value-type="date">
            <text:p>Mon 13 May 01:00</text:p>
          </table:table-cell>
          <table:table-cell table:style-name="ce12"/>
          <table:table-cell table:style-name="ce14" office:value-type="date" office:date-value="2024-05-15T14:00:00" calcext:value-type="date">
            <text:p>Wed 15 May 14:00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Miami, Woods Hole</text:p>
          </table:table-cell>
          <table:table-cell table:style-name="ce6"/>
          <table:table-cell table:style-name="ce12" office:value-type="date" office:date-value="2024-05-13T04:00:00" calcext:value-type="date">
            <text:p>Mon 13 May 04:00</text:p>
          </table:table-cell>
          <table:table-cell table:style-name="ce12"/>
          <table:table-cell table:style-name="ce13" office:value-type="date" office:date-value="2024-05-15T17:00:00" calcext:value-type="date">
            <text:p>Wed 15 May 17:00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St. John's</text:p>
          </table:table-cell>
          <table:table-cell table:style-name="ce6"/>
          <table:table-cell table:style-name="ce12" office:value-type="date" office:date-value="2024-05-13T05:30:00" calcext:value-type="date">
            <text:p>Mon 13 May 05:30</text:p>
          </table:table-cell>
          <table:table-cell table:style-name="ce12"/>
          <table:table-cell table:style-name="ce13" office:value-type="date" office:date-value="2024-05-15T18:30:00" calcext:value-type="date">
            <text:p>Wed 15 May 18:30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Iceland</text:p>
          </table:table-cell>
          <table:table-cell table:style-name="ce6"/>
          <table:table-cell table:style-name="ce13" office:value-type="date" office:date-value="2024-05-13T08:00:00" calcext:value-type="date">
            <text:p>Mon 13 May 08:00</text:p>
          </table:table-cell>
          <table:table-cell table:style-name="ce12"/>
          <table:table-cell table:style-name="ce13" office:value-type="date" office:date-value="2024-05-15T21:00:00" calcext:value-type="date">
            <text:p>Wed 15 May 21:00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UK</text:p>
          </table:table-cell>
          <table:table-cell table:style-name="ce6"/>
          <table:table-cell table:style-name="ce14" office:value-type="date" office:date-value="2024-05-13T09:00:00" calcext:value-type="date">
            <text:p>Mon 13 May 09:00</text:p>
          </table:table-cell>
          <table:table-cell table:style-name="ce12"/>
          <table:table-cell table:style-name="ce12" office:value-type="date" office:date-value="2024-05-15T22:00:00" calcext:value-type="date">
            <text:p>Wed 15 May 22:00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Spain, Denmark</text:p>
          </table:table-cell>
          <table:table-cell table:style-name="ce6"/>
          <table:table-cell table:style-name="ce14" office:value-type="date" office:date-value="2024-05-13T10:00:00" calcext:value-type="date">
            <text:p>Mon 13 May 10:00</text:p>
          </table:table-cell>
          <table:table-cell table:style-name="ce12"/>
          <table:table-cell table:style-name="ce12" office:value-type="date" office:date-value="2024-05-15T23:00:00" calcext:value-type="date">
            <text:p>Wed 15 May 23:00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Seychelles</text:p>
          </table:table-cell>
          <table:table-cell table:style-name="ce6"/>
          <table:table-cell table:style-name="ce14" office:value-type="date" office:date-value="2024-05-13T12:00:00" calcext:value-type="date">
            <text:p>Mon 13 May 12:00</text:p>
          </table:table-cell>
          <table:table-cell table:style-name="ce12"/>
          <table:table-cell table:style-name="ce12" office:value-type="date" office:date-value="2024-05-16T01:00:00" calcext:value-type="date">
            <text:p>Thu 16 May 01:00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Shanghai</text:p>
          </table:table-cell>
          <table:table-cell table:style-name="ce6"/>
          <table:table-cell table:style-name="ce14" office:value-type="date" office:date-value="2024-05-13T16:00:00" calcext:value-type="date">
            <text:p>Mon 13 May 16:00</text:p>
          </table:table-cell>
          <table:table-cell table:style-name="ce12"/>
          <table:table-cell table:style-name="ce12" office:value-type="date" office:date-value="2024-05-16T05:00:00" calcext:value-type="date">
            <text:p>Thu 16 May 05:00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Hobart</text:p>
          </table:table-cell>
          <table:table-cell table:style-name="ce6"/>
          <table:table-cell table:style-name="ce13" office:value-type="date" office:date-value="2024-05-13T18:00:00" calcext:value-type="date">
            <text:p>Mon 13 May 18:00</text:p>
          </table:table-cell>
          <table:table-cell table:style-name="ce12"/>
          <table:table-cell table:style-name="ce13" office:value-type="date" office:date-value="2024-05-16T07:00:00" calcext:value-type="date">
            <text:p>Thu 16 May 07:00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Noumea</text:p>
          </table:table-cell>
          <table:table-cell table:style-name="ce6"/>
          <table:table-cell table:style-name="ce13" office:value-type="date" office:date-value="2024-05-13T19:00:00" calcext:value-type="date">
            <text:p>Mon 13 May 19:00</text:p>
          </table:table-cell>
          <table:table-cell table:style-name="ce12"/>
          <table:table-cell table:style-name="ce13" office:value-type="date" office:date-value="2024-05-16T08:00:00" calcext:value-type="date">
            <text:p>Thu 16 May 08:0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New Zealand</text:p>
          </table:table-cell>
          <table:table-cell table:style-name="ce7"/>
          <table:table-cell table:style-name="ce15" office:value-type="date" office:date-value="2024-05-13T20:00:00" calcext:value-type="date">
            <text:p>Mon 13 May 20:00</text:p>
          </table:table-cell>
          <table:table-cell table:style-name="ce16"/>
          <table:table-cell table:style-name="ce18" office:value-type="date" office:date-value="2024-05-16T09:00:00" calcext:value-type="date">
            <text:p>Thu 16 May 09:00</text:p>
          </table:table-cell>
          <table:table-cell table:number-columns-repeated="1019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 </number:text>
      <number:am-pm/>
    </number:time-style>
    <number:date-style style:name="N122">
      <number:day-of-week/>
      <number:text> </number:text>
      <number:day number:style="long"/>
      <number:text> </number:text>
      <number:month number:textual="true"/>
      <number:text> </number:text>
      <number:hours number:style="long"/>
      <number:text>:</number:text>
      <number:minutes number:style="long"/>
    </number:date-style>
    <number:time-style style:name="N123">
      <number:hours/>
      <number:text>:</number:text>
      <number:minutes number:style="long"/>
      <number:text> </number:text>
      <number:am-pm/>
    </number:time-style>
    <number:date-style style:name="N124">
      <number:day-of-week/>
      <number:text> </number:text>
      <number:day number:style="long"/>
      <number:text> </number:text>
      <number:month number:textual="true"/>
      <number:text> </number:text>
      <number:hours/>
      <number:text> </number:text>
      <number:am-pm/>
    </number:date-style>
    <number:date-style style:name="N125">
      <number:day-of-week/>
      <number:text> </number:text>
      <number:day number:style="long"/>
      <number:text> </number:text>
      <number:month number:textual="true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06T19:05:09.369000000</meta:creation-date>
    <dc:date>2024-05-06T19:17:47.155000000</dc:date>
    <meta:editing-duration>PT12M37S</meta:editing-duration>
    <meta:editing-cycles>2</meta:editing-cycles>
    <meta:generator>LibreOffice/7.3.5.2$Windows_X86_64 LibreOffice_project/184fe81b8c8c30d8b5082578aee2fed2ea847c01</meta:generator>
    <meta:document-statistic meta:table-count="1" meta:cell-count="44" meta:object-count="0"/>
  </office:meta>
</office:document-meta>
</file>